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6.8056in" fo:margin-left="0.0063in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2604in"/>
    </style:style>
    <style:style style:name="Table3.B" style:family="table-column">
      <style:table-column-properties style:column-width="0.2153in"/>
    </style:style>
    <style:style style:name="Table3.C" style:family="table-column">
      <style:table-column-properties style:column-width="0.2222in"/>
    </style:style>
    <style:style style:name="Table3.D" style:family="table-column">
      <style:table-column-properties style:column-width="1.6076in"/>
    </style:style>
    <style:style style:name="Table3.E" style:family="table-column">
      <style:table-column-properties style:column-width="1.125in"/>
    </style:style>
    <style:style style:name="Table3.F" style:family="table-column">
      <style:table-column-properties style:column-width="0.9444in"/>
    </style:style>
    <style:style style:name="Table3.H" style:family="table-column">
      <style:table-column-properties style:column-width="1.3056in"/>
    </style:style>
    <style:style style:name="Table3.1" style:family="table-row">
      <style:table-row-properties style:min-row-height="0.1806in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style:vertical-align="middle" fo:background-color="#ffff00" fo:padding="0.0382in" fo:border="0.05pt solid #000000">
        <style:background-image/>
      </style:table-cell-properties>
    </style:style>
    <style:style style:name="Table3.2" style:family="table-row">
      <style:table-row-properties style:min-row-height="0.2313in" fo:background-color="transparent">
        <style:background-image/>
      </style:table-row-properties>
    </style:style>
    <style:style style:name="Table3.A2" style:family="table-cell">
      <style:table-cell-properties style:vertical-align="middle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3.3" style:family="table-row">
      <style:table-row-properties style:min-row-height="0.25in" fo:background-color="transparent">
        <style:background-image/>
      </style:table-row-properties>
    </style:style>
    <style:style style:name="Table3.A3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H3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able3.A4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4" style:family="table-cell">
      <style:table-cell-properties style:vertical-align="middle" fo:background-color="#729fcf" fo:padding="0.0382in" fo:border-left="0.05pt solid #000000" fo:border-right="none" fo:border-top="none" fo:border-bottom="0.05pt solid #000000">
        <style:background-image/>
      </style:table-cell-properties>
    </style:style>
    <style:style style:name="Table3.H4" style:family="table-cell">
      <style:table-cell-properties style:vertical-align="middle" fo:background-color="#729fc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H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7" style:family="table-row">
      <style:table-row-properties style:min-row-height="0.1201in" fo:background-color="transparent">
        <style:background-image/>
      </style:table-row-properties>
    </style:style>
    <style:style style:name="Table3.19" style:family="table-row">
      <style:table-row-properties style:min-row-height="0.1806in" fo:background-color="transparent" fo:keep-together="auto">
        <style:background-image/>
      </style:table-row-properties>
    </style:style>
    <style:style style:name="Table3.A19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H19" style:family="table-cell">
      <style:table-cell-properties style:vertical-align="middle" fo:background-color="#cccccc" fo:padding="0.0382in" fo:border="0.05pt solid #000000" style:writing-mode="lr-tb">
        <style:background-image/>
      </style:table-cell-properties>
    </style:style>
    <style:style style:name="Table3.B38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C38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G38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H38" style:family="table-cell">
      <style:table-cell-properties style:vertical-align="middle"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46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C46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F46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G46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H46" style:family="table-cell">
      <style:table-cell-properties style:vertical-align="middle"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54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C54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F54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G54" style:family="table-cell">
      <style:table-cell-properties style:vertical-align="middle" fo:background-color="#5983b0" fo:padding="0.0382in" fo:border-left="0.05pt solid #000000" fo:border-right="none" fo:border-top="none" fo:border-bottom="0.05pt solid #000000">
        <style:background-image/>
      </style:table-cell-properties>
    </style:style>
    <style:style style:name="Table3.H54" style:family="table-cell">
      <style:table-cell-properties style:vertical-align="middle" fo:background-color="#5983b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F66" style:family="table-cell">
      <style:table-cell-properties style:vertical-align="middle"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3.G66" style:family="table-cell">
      <style:table-cell-properties style:vertical-align="middle" fo:background-color="#b4c7dc" fo:padding="0.0382in" fo:border-left="0.05pt solid #000000" fo:border-right="none" fo:border-top="none" fo:border-bottom="0.05pt solid #000000">
        <style:background-image/>
      </style:table-cell-properties>
    </style:style>
    <style:style style:name="Table3.H66" style:family="table-cell">
      <style:table-cell-properties style:vertical-align="middle" fo:background-color="#b4c7d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74" style:family="table-cell">
      <style:table-cell-properties style:vertical-align="middle" fo:background-color="#3465a4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H74" style:family="table-cell">
      <style:table-cell-properties style:vertical-align="middle" fo:background-color="#ffff00" fo:padding="0.0382in" fo:border="0.05pt solid #000000" style:writing-mode="lr-tb">
        <style:background-image/>
      </style:table-cell-properties>
    </style:style>
    <style:style style:name="Table3.75" style:family="table-row">
      <style:table-row-properties style:min-row-height="0.209in" fo:background-color="transparent">
        <style:background-image/>
      </style:table-row-properties>
    </style:style>
    <style:style style:name="Table3.A7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G7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7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76" style:family="table-row">
      <style:table-row-properties style:min-row-height="0.209in" fo:background-color="transparent">
        <style:background-image/>
      </style:table-row-properties>
    </style:style>
    <style:style style:name="Table3.A76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77" style:family="table-row">
      <style:table-row-properties style:min-row-height="0.209in" fo:background-color="transparent">
        <style:background-image/>
      </style:table-row-properties>
    </style:style>
    <style:style style:name="Table3.A7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G7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77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A7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7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G7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79" style:family="table-row">
      <style:table-row-properties style:min-row-height="0.8563in" fo:background-color="transparent">
        <style:background-image/>
      </style:table-row-properties>
    </style:style>
    <style:style style:name="Table3.A7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7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G7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A80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E80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G80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A8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G8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8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28pt" fo:font-weight="bold" officeooo:rsid="006f6841" officeooo:paragraph-rsid="0358a93b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6pt" fo:font-weight="bold" officeooo:rsid="00d2f3b4" officeooo:paragraph-rsid="018adc4c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0pt" fo:font-weight="bold" officeooo:rsid="02eaf73f" officeooo:paragraph-rsid="02eaf73f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fo:color="#355269" loext:opacity="100%" style:font-name="Arial1" fo:font-size="7pt" fo:font-weight="bold" officeooo:rsid="0248a080" officeooo:paragraph-rsid="02380ad9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center" style:justify-single-word="false" style:shadow="none">
        <style:tab-stops/>
      </style:paragraph-properties>
      <style:text-properties fo:color="#2a6099" loext:opacity="100%" style:font-name="Liberation Sans" fo:font-size="6pt" fo:font-weight="bold" officeooo:rsid="020bbc93" officeooo:paragraph-rsid="018cde5c" style:font-size-asian="5.25pt" style:font-weight-asian="bold" style:font-size-complex="6pt" style:font-weight-complex="bold"/>
    </style:style>
    <style:style style:name="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1" fo:font-size="9pt" fo:font-weight="bold" officeooo:rsid="006f6841" officeooo:paragraph-rsid="018cde5c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1" fo:font-size="9pt" fo:font-weight="bold" officeooo:rsid="006f6841" officeooo:paragraph-rsid="02380ad9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331a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358a93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3a0a1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3ab2bf9" officeooo:paragraph-rsid="03ab2bf9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3ab2bf9" officeooo:paragraph-rsid="03bcb104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5ebafd" officeooo:paragraph-rsid="005d3ec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5ebafd" officeooo:paragraph-rsid="03b732ec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ee9ae4" officeooo:paragraph-rsid="005d3ec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ee9ae4" officeooo:paragraph-rsid="005d3ec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paragraph-rsid="0358a93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5ebafd" officeooo:paragraph-rsid="005d3e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fo:font-weight="bold" officeooo:rsid="02ee9ae4" officeooo:paragraph-rsid="02ee9ae4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fo:font-weight="bold" officeooo:rsid="02ee9ae4" officeooo:paragraph-rsid="037f7e41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fo:font-weight="bold" officeooo:rsid="02ee9ae4" officeooo:paragraph-rsid="03904426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2ee9ae4" officeooo:paragraph-rsid="02ee9ae4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2ee9ae4" officeooo:paragraph-rsid="037f7e41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2ee9ae4" officeooo:paragraph-rsid="03904426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fo:font-weight="bold" officeooo:rsid="02f72f11" officeooo:paragraph-rsid="02f72f11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fo:font-weight="bold" officeooo:rsid="03939856" officeooo:paragraph-rsid="03939856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8pt" fo:font-weight="bold" officeooo:rsid="03939856" officeooo:paragraph-rsid="03939856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fo:font-weight="bold" officeooo:rsid="03b8e68f" officeooo:paragraph-rsid="03b8e68f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officeooo:rsid="02ee9ae4" officeooo:paragraph-rsid="02ee9ae4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officeooo:rsid="02ee9ae4" officeooo:paragraph-rsid="02ee9ae4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officeooo:rsid="02f72f11" officeooo:paragraph-rsid="02f72f11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style:font-size-asian="8pt" style:font-size-complex="8pt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font-name="Liberation Sans" fo:font-size="8pt" officeooo:rsid="0399d0db" officeooo:paragraph-rsid="0399d0db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font-name="Liberation Sans" fo:font-size="8pt" officeooo:rsid="039db2a0" officeooo:paragraph-rsid="039db2a0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41" style:family="paragraph" style:parent-style-name="Table_20_Contents">
      <style:paragraph-properties fo:text-align="end" style:justify-single-word="false"/>
      <style:text-properties fo:color="#3465a4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ee9ae4" officeooo:paragraph-rsid="005d3ec2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2ee9ae4" style:font-size-asian="8pt" style:font-weight-asian="bold" style:font-size-complex="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2f149a9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2f55fc1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37f7e41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3465a4" loext:opacity="100%" style:font-name="Liberation Sans" fo:font-size="8pt" fo:font-weight="bold" officeooo:rsid="02ee9ae4" officeooo:paragraph-rsid="039a64ae" style:font-size-asian="8pt" style:font-weight-asian="bold" style:font-size-complex="8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2ee9ae4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2f149a9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2f55fc1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37f7e41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3465a4" loext:opacity="100%" style:font-name="Liberation Sans" fo:font-size="8pt" fo:font-weight="bold" officeooo:rsid="02ee9ae4" officeooo:paragraph-rsid="039a64ae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style:font-size-asian="8pt" style:font-size-complex="8pt"/>
    </style:style>
    <style:style style:name="P54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1c4c2ab" style:font-size-asian="8pt" style:font-weight-asian="bold" style:font-size-complex="8pt" style:font-weight-complex="bold"/>
    </style:style>
    <style:style style:name="P55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3881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Main_20_Content_20_Left">
      <style:paragraph-properties fo:text-align="start" style:justify-single-word="false"/>
      <style:text-properties officeooo:paragraph-rsid="002ad6a8"/>
    </style:style>
    <style:style style:name="P57" style:family="paragraph" style:parent-style-name="Standard" style:master-page-name="">
      <style:paragraph-properties fo:text-align="start" style:justify-single-word="false" style:page-number="auto" fo:break-before="auto" fo:break-after="auto" style:shadow="none">
        <style:tab-stops/>
      </style:paragraph-properties>
      <style:text-properties style:font-name="Arial1" fo:font-size="28pt" fo:font-weight="bold" officeooo:rsid="006f6841" officeooo:paragraph-rsid="03a0a1a5" style:font-size-asian="28pt" style:font-weight-asian="bold" style:font-size-complex="28pt" style:font-weight-complex="bold"/>
    </style:style>
    <style:style style:name="P58" style:family="paragraph" style:parent-style-name="Standard">
      <style:text-properties style:font-name="Liberation Sans"/>
    </style:style>
    <style:style style:name="P59" style:family="paragraph" style:parent-style-name="Standard">
      <style:paragraph-properties fo:text-align="end" style:justify-single-word="false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5ebafd" officeooo:paragraph-rsid="005d3ec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30724f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3" style:family="text">
      <style:text-properties fo:color="#2a6099" loext:opacity="100%" style:text-outline="false" style:text-line-through-style="none" style:text-line-through-type="none" style:font-name="Liberation Sans" fo:font-size="6pt" fo:font-style="normal" fo:text-shadow="none" style:text-underline-style="none" officeooo:rsid="00d2f3b4" style:font-size-asian="6pt" style:font-style-asian="normal" style:font-size-complex="6pt" style:font-style-complex="normal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ans" fo:font-size="7pt" officeooo:rsid="030bc2ea" style:font-size-asian="7pt" style:font-size-complex="7pt"/>
    </style:style>
    <style:style style:name="T6" style:family="text">
      <style:text-properties style:font-name="Liberation Sans" fo:font-size="7pt" officeooo:rsid="030ff016" style:font-size-asian="7pt" style:font-size-complex="7pt"/>
    </style:style>
    <style:style style:name="T7" style:family="text">
      <style:text-properties style:font-name="Liberation Sans" fo:font-size="7pt" officeooo:rsid="0314727d" style:font-size-asian="7pt" style:font-size-complex="7pt"/>
    </style:style>
    <style:style style:name="T8" style:family="text">
      <style:text-properties style:font-name="Liberation Sans" fo:font-size="7pt" officeooo:rsid="031a673d" style:font-size-asian="7pt" style:font-size-complex="7pt"/>
    </style:style>
    <style:style style:name="T9" style:family="text">
      <style:text-properties style:font-name="Liberation Sans" fo:font-size="7pt" officeooo:rsid="03833658" style:font-size-asian="7pt" style:font-size-complex="7pt"/>
    </style:style>
    <style:style style:name="T10" style:family="text">
      <style:text-properties style:font-name="Liberation Sans" fo:font-size="7pt" officeooo:rsid="03917f3e" style:font-size-asian="7pt" style:font-size-complex="7pt"/>
    </style:style>
    <style:style style:name="T11" style:family="text">
      <style:text-properties style:font-name="Liberation Sans" fo:font-size="7pt" officeooo:rsid="0396d3b3" style:font-size-asian="7pt" style:font-size-complex="7pt"/>
    </style:style>
    <style:style style:name="T12" style:family="text">
      <style:text-properties style:font-name="Liberation Sans" fo:font-size="5pt" style:font-size-asian="5pt" style:font-size-complex="5pt"/>
    </style:style>
    <style:style style:name="T13" style:family="text">
      <style:text-properties style:font-name="Liberation Sans" fo:font-size="5pt" officeooo:rsid="0193fe4d" style:font-size-asian="5pt" style:font-size-complex="5pt"/>
    </style:style>
    <style:style style:name="T14" style:family="text">
      <style:text-properties style:font-name="Liberation Sans" fo:font-size="8pt" officeooo:rsid="039c2c46" style:font-size-asian="8pt" style:font-size-complex="8pt"/>
    </style:style>
    <style:style style:name="T15" style:family="text">
      <style:text-properties style:font-name="Liberation Sans" fo:font-size="6pt" officeooo:rsid="0031c11d" style:font-size-asian="6pt" style:font-size-complex="6pt"/>
    </style:style>
    <style:style style:name="T16" style:family="text">
      <style:text-properties style:font-name="Liberation Sans" fo:font-size="9pt" officeooo:rsid="0031c11d" style:font-size-asian="9pt" style:font-size-complex="9pt"/>
    </style:style>
    <style:style style:name="T17" style:family="text">
      <style:text-properties officeooo:rsid="03d045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company_phone" text:name="py3o.objects.company_id.phone"/>
        <text:user-field-decl office:value-type="string" office:string-value="street" text:name="py3o.objects.company_id.street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string" office:string-value="l_tarif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l_nama_kapal" text:name="py3o.l.nama_kapal"/>
        <text:user-field-decl office:value-type="string" office:string-value="formatted_invoice_date" text:name="py3o.objects.formatted_invoice_date"/>
        <text:user-field-decl office:value-type="string" office:string-value="ditujukakn_kepada" text:name="py3o.o.ditujukakn_kepada"/>
        <text:user-field-decl office:value-type="string" office:string-value="ditujukan_kepada" text:name="py3o.o.ditujukan_kepada"/>
        <text:user-field-decl office:value-type="string" office:string-value="ditujukan_kepada" text:name="py3o.o.ditujukan_kepada.name"/>
        <text:user-field-decl office:value-type="string" office:string-value="ds" text:name="py3o.l.ds"/>
        <text:user-field-decl office:value-type="string" office:string-value="l_deskripsi" text:name="py3o.l.deskripsi"/>
        <text:user-field-decl office:value-type="string" office:string-value="nominal" text:name="py3o.l.nominal"/>
        <text:user-field-decl office:value-type="string" office:string-value="l_penerimaan_cash_pooling_amount" text:name="py3o.l.penerimaan_cash_pooling_amount"/>
        <text:user-field-decl office:value-type="string" office:string-value="l_penerimaan_pihak_ketiga_amount" text:name="py3o.l.penerimaan_pihak_ketiga_amount"/>
        <text:user-field-decl office:value-type="string" office:string-value="saldo_awal" text:name="py3o.o.saldo_awal"/>
        <text:user-field-decl office:value-type="string" office:string-value="penerimaan_cash_pooling_amount" text:name="py3o.o.penerimaan_cash_pooling_amount"/>
        <text:user-field-decl office:value-type="string" office:string-value="penerimaan_pihak_ketiga_amount" text:name="py3o.o.penerimaan_pihak_ketiga_amount"/>
        <text:user-field-decl office:value-type="string" office:string-value="name" text:name="py3o.o.name"/>
        <text:user-field-decl office:value-type="string" office:string-value="disetujui" text:name="py3o.o.disetujui"/>
        <text:user-field-decl office:value-type="string" office:string-value="diketahui" text:name="py3o.o.diketahui"/>
        <text:user-field-decl office:value-type="string" office:string-value="dibuat" text:name="py3o.o.dibuat"/>
        <text:user-field-decl office:value-type="string" office:string-value="disiapkan" text:name="py3o.o.disiapkan"/>
      </text:user-field-decls>
      <text:p text:style-name="P7"/>
      <text:p text:style-name="P57"><text:a xlink:type="simple" xlink:href="py3o://for=%22o%20in%20objects%22" text:style-name="Internet_20_link" text:visited-style-name="Visited_20_Internet_20_Link"><text:span text:style-name="T3">for="o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H"/>
        <table:table-row table:style-name="Table3.1">
          <table:table-cell table:style-name="Table3.A1" table:number-columns-spanned="7" office:value-type="string">
            <text:p text:style-name="P52"><text:user-field-get text:name="py3o.o.name">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1" office:value-type="string">
            <text:p text:style-name="P59"><text:text-input text:description="py3o://function=&quot;'{:,.0f}'.format(o.saldo_awal)&quot;">saldo_awal</text:text-input></text:p>
          </table:table-cell>
        </table:table-row>
        <table:table-row table:style-name="Table3.2">
          <table:table-cell table:style-name="Table3.A2" table:number-columns-spanned="8" office:value-type="string">
            <text:p text:style-name="P3"><text:a xlink:type="simple" xlink:href="py3o://for=%22o%20in%20objects%22" text:style-name="Internet_20_link" text:visited-style-name="Visited_20_Internet_20_Link"><text:span text:style-name="T3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office:value-type="string">
            <text:p text:style-name="P42">I</text:p>
          </table:table-cell>
          <table:table-cell table:style-name="Table3.A3" table:number-columns-spanned="5" office:value-type="string">
            <text:p text:style-name="P47">BANK BNI OPERASIONAL</text:p>
          </table:table-cell>
          <table:covered-table-cell/>
          <table:covered-table-cell/>
          <table:covered-table-cell/>
          <table:covered-table-cell/>
          <table:table-cell table:style-name="Table3.A3" office:value-type="string">
            <text:p text:style-name="P47"/>
          </table:table-cell>
          <table:table-cell table:style-name="Table3.H3" office:value-type="string">
            <text:p text:style-name="P47"/>
          </table:table-cell>
        </table:table-row>
        <table:table-row table:style-name="Table3.1">
          <table:table-cell table:style-name="Table3.A4" office:value-type="string">
            <text:p text:style-name="P53"/>
          </table:table-cell>
          <table:table-cell table:style-name="Table3.B4" office:value-type="string">
            <text:p text:style-name="P22">A</text:p>
          </table:table-cell>
          <table:table-cell table:style-name="Table3.B4" table:number-columns-spanned="4" office:value-type="string">
            <text:p text:style-name="P25">PENERIMAAN CASH POOLING</text:p>
          </table:table-cell>
          <table:covered-table-cell/>
          <table:covered-table-cell/>
          <table:covered-table-cell/>
          <table:table-cell table:style-name="Table3.B4" office:value-type="string">
            <text:p text:style-name="P25"/>
          </table:table-cell>
          <table:table-cell table:style-name="Table3.H4" office:value-type="string">
            <text:p text:style-name="P2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4" office:value-type="string">
            <text:p text:style-name="P56"><text:a xlink:type="simple" xlink:href="py3o://for=%22%22l%20in%20o.anggaran_harian_line_ids%22" text:style-name="Internet_20_link" text:visited-style-name="Visited_20_Internet_20_Link"><text:span text:style-name="T2">for=""l in o.anggaran_harian_line_ids"</text:span></text:a></text:p>
          </table:table-cell>
          <table:covered-table-cell/>
          <table:covered-table-cell/>
          <table:covered-table-cell/>
          <table:table-cell table:style-name="Table3.A4" office:value-type="string">
            <text:p text:style-name="P56"/>
          </table:table-cell>
          <table:table-cell table:style-name="Table3.H5" office:value-type="string">
            <text:p text:style-name="P56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4" office:value-type="string">
            <text:p text:style-name="P40"><text:a xlink:type="simple" xlink:href="py3o://if=%22l.type_transaksi%20==%20'penerimaan_cash_pooling'%22" text:style-name="Internet_20_link" text:visited-style-name="Visited_20_Internet_20_Link"><text:span text:style-name="T5">if="l.type_transaksi == 'penerimaan_cash_pooling'"</text:span></text:a></text:p>
          </table:table-cell>
          <table:covered-table-cell/>
          <table:covered-table-cell/>
          <table:covered-table-cell/>
          <table:table-cell table:style-name="Table3.A4" office:value-type="string">
            <text:p text:style-name="P40"/>
          </table:table-cell>
          <table:table-cell table:style-name="Table3.H5" office:value-type="string">
            <text:p text:style-name="P40"/>
          </table:table-cell>
        </table:table-row>
        <table:table-row table:style-name="Table3.7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4"/>
          </table:table-cell>
          <table:table-cell table:style-name="Table3.A4" table:number-columns-spanned="2" office:value-type="string">
            <text:p text:style-name="P60"><text:span text:style-name="T4"><text:text-input text:description="py3o://function=&quot;'{} {}'.format(l.deskripsi or '', l.bank_account_name or '')&quot;">l_deskripsi</text:text-input></text:span></text:p>
          </table:table-cell>
          <table:covered-table-cell/>
          <table:table-cell table:style-name="Table3.A4" office:value-type="string">
            <text:p text:style-name="P21"><text:text-input text:description="py3o://function=&quot;'{:,.0f}'.format(l.nominal)&quot;">nominal</text:text-input></text:p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10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5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2" office:value-type="string">
            <text:p text:style-name="P35">JUMLAH</text:p>
          </table:table-cell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><text:text-input text:description="py3o://function=&quot;'{:,.0f}'.format(o.penerimaan_cash_pooling_amount)&quot;">total_penerimaan_cash_pooling</text:text-input></text:p>
          </table:table-cell>
          <table:table-cell table:style-name="Table3.H5" office:value-type="string">
            <text:p text:style-name="P1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B4" office:value-type="string">
            <text:p text:style-name="P22">B</text:p>
          </table:table-cell>
          <table:table-cell table:style-name="Table3.B4" table:number-columns-spanned="4" office:value-type="string">
            <text:p text:style-name="P25">PENERIMAAN DARI PIHAK KE III</text:p>
          </table:table-cell>
          <table:covered-table-cell/>
          <table:covered-table-cell/>
          <table:covered-table-cell/>
          <table:table-cell table:style-name="Table3.B4" office:value-type="string">
            <text:p text:style-name="P25"/>
          </table:table-cell>
          <table:table-cell table:style-name="Table3.H4" office:value-type="string">
            <text:p text:style-name="P2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4" office:value-type="string">
            <text:p text:style-name="P56"><text:a xlink:type="simple" xlink:href="py3o://for=%22%22l%20in%20o.anggaran_harian_line_ids%22" text:style-name="Internet_20_link" text:visited-style-name="Visited_20_Internet_20_Link"><text:span text:style-name="T2">for=""l in o.anggaran_harian_line_ids"</text:span></text:a></text:p>
          </table:table-cell>
          <table:covered-table-cell/>
          <table:covered-table-cell/>
          <table:covered-table-cell/>
          <table:table-cell table:style-name="Table3.A4" office:value-type="string">
            <text:p text:style-name="P56"/>
          </table:table-cell>
          <table:table-cell table:style-name="Table3.H5" office:value-type="string">
            <text:p text:style-name="P56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4" office:value-type="string">
            <text:p text:style-name="P40"><text:a xlink:type="simple" xlink:href="py3o://if=%22l.type_transaksi%20==%20'penerimaan_pihak_ketiga'%22" text:style-name="Internet_20_link" text:visited-style-name="Visited_20_Internet_20_Link"><text:span text:style-name="T6">if="l.type_transaksi == 'penerimaan_pihak_ketiga'"</text:span></text:a></text:p>
          </table:table-cell>
          <table:covered-table-cell/>
          <table:covered-table-cell/>
          <table:covered-table-cell/>
          <table:table-cell table:style-name="Table3.A4" office:value-type="string">
            <text:p text:style-name="P40"/>
          </table:table-cell>
          <table:table-cell table:style-name="Table3.H5" office:value-type="string">
            <text:p text:style-name="P40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4"/>
          </table:table-cell>
          <table:table-cell table:style-name="Table3.A4" table:number-columns-spanned="2" office:value-type="string">
            <text:p text:style-name="P60"><text:span text:style-name="T4"><text:text-input text:description="py3o://function=&quot;'{} {}'.format(l.deskripsi or '', l.bank_account_name or '')&quot;">l_deskripsi</text:text-input></text:span></text:p>
          </table:table-cell>
          <table:covered-table-cell/>
          <table:table-cell table:style-name="Table3.A4" office:value-type="string">
            <text:p text:style-name="P21"><text:text-input text:description="py3o://function=&quot;'{:,.0f}'.format(l.nominal)&quot;">nominal</text:text-input></text:p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10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5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5">JUMLAH</text:p>
          </table:table-cell>
          <table:covered-table-cell/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><text:text-input text:description="py3o://function=&quot;'{:,.0f}'.format(o.penerimaan_pihak_ketiga_amount)&quot;">total_penerimaan_pihak_ketiga_amount</text:text-input></text:p>
          </table:table-cell>
          <table:table-cell table:style-name="Table3.H5" office:value-type="string">
            <text:p text:style-name="P1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28">JUMLAH BNI POOLING OPERASIONAL</text:p>
          </table:table-cell>
          <table:covered-table-cell/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6"><text:text-input text:description="py3o://function=&quot;'{:,.0f}'.format(o.jumlah_bni_pooling_operasional )&quot;">sum_a_b</text:text-input></text:p>
          </table:table-cell>
          <table:table-cell table:style-name="Table3.H5" office:value-type="string">
            <text:p text:style-name="P15"/>
          </table:table-cell>
        </table:table-row>
        <table:table-row table:style-name="Table3.19">
          <table:table-cell table:style-name="Table3.A19" office:value-type="string">
            <text:p text:style-name="P43">II</text:p>
          </table:table-cell>
          <table:table-cell table:style-name="Table3.A19" table:number-columns-spanned="5" office:value-type="string">
            <text:p text:style-name="P48">BANK SAVING</text:p>
          </table:table-cell>
          <table:covered-table-cell/>
          <table:covered-table-cell/>
          <table:covered-table-cell/>
          <table:covered-table-cell/>
          <table:table-cell table:style-name="Table3.A19" office:value-type="string">
            <text:p text:style-name="P48"/>
          </table:table-cell>
          <table:table-cell table:style-name="Table3.H19" office:value-type="string">
            <text:p text:style-name="P48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table:number-columns-spanned="4" office:value-type="string">
            <text:p text:style-name="P56"><text:a xlink:type="simple" xlink:href="py3o://for=%22%22l%20in%20o.anggaran_harian_line_ids%22" text:style-name="Internet_20_link" text:visited-style-name="Visited_20_Internet_20_Link"><text:span text:style-name="T2">for=""l in o.anggaran_harian_line_ids"</text:span></text:a></text:p>
          </table:table-cell>
          <table:covered-table-cell/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table:number-columns-spanned="4" office:value-type="string">
            <text:p text:style-name="P40"><text:a xlink:type="simple" xlink:href="py3o://if=%22l.type_transaksi%20==%20'bank_saving'%22" text:style-name="Internet_20_link" text:visited-style-name="Visited_20_Internet_20_Link"><text:span text:style-name="T7">if="l.type_transaksi == 'bank_saving'"</text:span></text:a></text:p>
          </table:table-cell>
          <table:covered-table-cell/>
          <table:covered-table-cell/>
          <table:covered-table-cell/>
          <table:table-cell table:style-name="Table3.A4" office:value-type="string">
            <text:p text:style-name="P58"/>
          </table:table-cell>
          <table:table-cell table:style-name="Table3.A4" office:value-type="string">
            <text:p text:style-name="P58"/>
          </table:table-cell>
          <table:table-cell table:style-name="Table3.H5" office:value-type="string">
            <text:p text:style-name="P58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60"><text:span text:style-name="T4"><text:text-input text:description="py3o://function=&quot;'{} {}'.format(l.deskripsi or '', l.bank_account_name or '')&quot;">l_deskripsi</text:text-input></text:span></text:p>
          </table:table-cell>
          <table:covered-table-cell/>
          <table:covered-table-cell/>
          <table:table-cell table:style-name="Table3.A4" office:value-type="string">
            <text:p text:style-name="P21"><text:text-input text:description="py3o://function=&quot;'{:,.0f}'.format(l.nominal)&quot;">nominal</text:text-input></text:p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10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5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5">JUMLAH</text:p>
          </table:table-cell>
          <table:covered-table-cell/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><text:text-input text:description="py3o://function=&quot;'{:,.0f}'.format(o.bank_saving_amount)&quot;">total_bank_saving_amount</text:text-input></text:p>
          </table:table-cell>
          <table:table-cell table:style-name="Table3.H5" office:value-type="string">
            <text:p text:style-name="P15"/>
          </table:table-cell>
        </table:table-row>
        <table:table-row table:style-name="Table3.19">
          <table:table-cell table:style-name="Table3.A19" office:value-type="string">
            <text:p text:style-name="P44">III</text:p>
          </table:table-cell>
          <table:table-cell table:style-name="Table3.A19" table:number-columns-spanned="5" office:value-type="string">
            <text:p text:style-name="P49">BANK LAINNYA</text:p>
          </table:table-cell>
          <table:covered-table-cell/>
          <table:covered-table-cell/>
          <table:covered-table-cell/>
          <table:covered-table-cell/>
          <table:table-cell table:style-name="Table3.A19" office:value-type="string">
            <text:p text:style-name="P49"/>
          </table:table-cell>
          <table:table-cell table:style-name="Table3.H19" office:value-type="string">
            <text:p text:style-name="P49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table:number-columns-spanned="4" office:value-type="string">
            <text:p text:style-name="P56"><text:a xlink:type="simple" xlink:href="py3o://for=%22%22l%20in%20o.anggaran_harian_line_ids%22" text:style-name="Internet_20_link" text:visited-style-name="Visited_20_Internet_20_Link"><text:span text:style-name="T2">for=""l in o.anggaran_harian_line_ids"</text:span></text:a></text:p>
          </table:table-cell>
          <table:covered-table-cell/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table:number-columns-spanned="4" office:value-type="string">
            <text:p text:style-name="P40"><text:a xlink:type="simple" xlink:href="py3o://if=%22l.type_transaksi%20==%20'bank_lainnya'%22" text:style-name="Internet_20_link" text:visited-style-name="Visited_20_Internet_20_Link"><text:span text:style-name="T8">if="l.type_transaksi == 'bank_lainnya'"</text:span></text:a></text:p>
          </table:table-cell>
          <table:covered-table-cell/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6"/>
          </table:table-cell>
          <table:table-cell table:style-name="Table3.A4" table:number-columns-spanned="3" office:value-type="string">
            <text:p text:style-name="P60"><text:span text:style-name="T4"><text:text-input text:description="py3o://function=&quot;'{} {}'.format(l.deskripsi or '', l.bank_account_name or '')&quot;">l_deskripsi</text:text-input></text:span></text:p>
          </table:table-cell>
          <table:covered-table-cell/>
          <table:covered-table-cell/>
          <table:table-cell table:style-name="Table3.A4" office:value-type="string">
            <text:p text:style-name="P21"><text:text-input text:description="py3o://function=&quot;'{:,.0f}'.format(l.nominal)&quot;">nominal</text:text-input></text:p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6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2" office:value-type="string">
            <text:p text:style-name="P29">SALDO BANK LAINNYA</text:p>
          </table:table-cell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><text:text-input text:description="py3o://function=&quot;'{:,.0f}'.format(o.bank_lainnya_amount)&quot;">total_bank_lainnya_amount</text:text-input></text:p>
          </table:table-cell>
          <table:table-cell table:style-name="Table3.H5" office:value-type="string">
            <text:p text:style-name="P1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10"><text:a xlink:type="simple" xlink:href="py3o:///if" text:style-name="Internet_20_link" text:visited-style-name="Visited_20_Internet_20_Link"><text:span text:style-name="T12">/if</text:span></text:a></text:p>
          </table:table-cell>
          <table:table-cell table:style-name="Table3.A4" table:number-columns-spanned="2" office:value-type="string">
            <text:p text:style-name="P33"/>
          </table:table-cell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55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le3.A4" table:number-columns-spanned="2" office:value-type="string">
            <text:p text:style-name="P33"/>
          </table:table-cell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2" office:value-type="string">
            <text:p text:style-name="P37"/>
          </table:table-cell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2" office:value-type="string">
            <text:p text:style-name="P28">JUMLAH <text:s/>(I + II) + III</text:p>
          </table:table-cell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/>
          </table:table-cell>
          <table:table-cell table:style-name="Table3.H5" office:value-type="string">
            <text:p text:style-name="P15"><text:text-input text:description="py3o://function=&quot;'{:,.0f}'.format(o.jumlah_bni_saving_bank_lainnya)&quot;">sum_I_II_III</text:text-input></text:p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2" office:value-type="string">
            <text:p text:style-name="P32">TOTAL SALDO (SALDO AWAL + PENERIMAAN)</text:p>
          </table:table-cell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/>
          </table:table-cell>
          <table:table-cell table:style-name="Table3.H5" office:value-type="string">
            <text:p text:style-name="P15"><text:text-input text:description="py3o://function=&quot;'{:,.0f}'.format(o.total_saldo)&quot;">total_saldo</text:text-input></text:p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2" office:value-type="string">
            <text:p text:style-name="P33"/>
          </table:table-cell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9">
          <table:table-cell table:style-name="Table3.A19" office:value-type="string">
            <text:p text:style-name="P45">IV</text:p>
          </table:table-cell>
          <table:table-cell table:style-name="Table3.A19" table:number-columns-spanned="4" office:value-type="string">
            <text:p text:style-name="P50">PENGELUARAN BANK</text:p>
          </table:table-cell>
          <table:covered-table-cell/>
          <table:covered-table-cell/>
          <table:covered-table-cell/>
          <table:table-cell table:style-name="Table3.A19" office:value-type="string">
            <text:p text:style-name="P41"/>
          </table:table-cell>
          <table:table-cell table:style-name="Table3.A19" office:value-type="string">
            <text:p text:style-name="P41"/>
          </table:table-cell>
          <table:table-cell table:style-name="Table3.H19" office:value-type="string">
            <text:p text:style-name="P4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B38" office:value-type="string">
            <text:p text:style-name="P23">A</text:p>
          </table:table-cell>
          <table:table-cell table:style-name="Table3.C38" table:number-columns-spanned="4" office:value-type="string">
            <text:p text:style-name="P26">KEBUTUHAN KAS MINGGUAN CABANG</text:p>
          </table:table-cell>
          <table:covered-table-cell/>
          <table:covered-table-cell/>
          <table:covered-table-cell/>
          <table:table-cell table:style-name="Table3.G38" office:value-type="string">
            <text:p text:style-name="P17"/>
          </table:table-cell>
          <table:table-cell table:style-name="Table3.H38" office:value-type="string">
            <text:p text:style-name="P17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6"><text:a xlink:type="simple" xlink:href="py3o://for=%22%22l%20in%20o.anggaran_harian_line_ids%22" text:style-name="Internet_20_link" text:visited-style-name="Visited_20_Internet_20_Link"><text:span text:style-name="T2">for=""l in o.anggaran_harian_line_ids"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40"><text:a xlink:type="simple" xlink:href="py3o://if=%22l.type_transaksi%20==%20'kebutuhan_kas_mingguan_cabang'%22" text:style-name="Internet_20_link" text:visited-style-name="Visited_20_Internet_20_Link"><text:span text:style-name="T9">if="l.type_transaksi == 'kebutuhan_kas_mingguan_cabang'"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ext:soft-page-break/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60"><text:span text:style-name="T4"><text:text-input text:description="py3o://function=&quot;'{} {}'.format(l.deskripsi or '', l.bank_account_name or '')&quot;">l_deskripsi</text:text-input></text:span></text:p>
          </table:table-cell>
          <table:covered-table-cell/>
          <table:covered-table-cell/>
          <table:table-cell table:style-name="Table3.A4" office:value-type="string">
            <text:p text:style-name="P21"><text:text-input text:description="py3o://function=&quot;'{:,.0f}'.format(l.nominal)&quot;">nominal</text:text-input></text:p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10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5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2" office:value-type="string">
            <text:p text:style-name="P35">JUMLAH</text:p>
          </table:table-cell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><text:text-input text:description="py3o://function=&quot;'{:,.0f}'.format(o.kebutuhan_kas_mingguan_cabang_amount)&quot;">total_kebutuhan_kas_mingguan_cabang_amount</text:text-input></text:p>
          </table:table-cell>
          <table:table-cell table:style-name="Table3.H5" office:value-type="string">
            <text:p text:style-name="P1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3"/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B46" office:value-type="string">
            <text:p text:style-name="P24">B</text:p>
          </table:table-cell>
          <table:table-cell table:style-name="Table3.C46" table:number-columns-spanned="3" office:value-type="string">
            <text:p text:style-name="P27">PEMBAYARAN KEPADA PIHAK KE III</text:p>
          </table:table-cell>
          <table:covered-table-cell/>
          <table:covered-table-cell/>
          <table:table-cell table:style-name="Table3.F46" office:value-type="string">
            <text:p text:style-name="P18"/>
          </table:table-cell>
          <table:table-cell table:style-name="Table3.G46" office:value-type="string">
            <text:p text:style-name="P18"/>
          </table:table-cell>
          <table:table-cell table:style-name="Table3.H46" office:value-type="string">
            <text:p text:style-name="P18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6"><text:a xlink:type="simple" xlink:href="py3o://for=%22%22l%20in%20o.anggaran_harian_line_ids%22" text:style-name="Internet_20_link" text:visited-style-name="Visited_20_Internet_20_Link"><text:span text:style-name="T2">for=""l in o.anggaran_harian_line_ids"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40"><text:a xlink:type="simple" xlink:href="py3o://if=%22l.type_transaksi%20==%20'pembayaran_kepada_pihak_ketiga'%22" text:style-name="Internet_20_link" text:visited-style-name="Visited_20_Internet_20_Link"><text:span text:style-name="T10">if="l.type_transaksi == 'pembayaran_kepada_pihak_ketiga'"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60"><text:span text:style-name="T4"><text:text-input text:description="py3o://function=&quot;'{} {}'.format(l.deskripsi or '', l.bank_account_name or '')&quot;">l_deskripsi</text:text-input></text:span></text:p>
          </table:table-cell>
          <table:covered-table-cell/>
          <table:covered-table-cell/>
          <table:table-cell table:style-name="Table3.A4" office:value-type="string">
            <text:p text:style-name="P21"><text:text-input text:description="py3o://function=&quot;'{:,.0f}'.format(l.nominal)&quot;">nominal</text:text-input></text:p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10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5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5">JUMLAH</text:p>
          </table:table-cell>
          <table:covered-table-cell/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><text:text-input text:description="py3o://function=&quot;'{:,.0f}'.format(o.pembayaran_kepada_pihak_ketiga_amount)&quot;">total_pembayaran_kepada_pihak_ketiga_amount</text:text-input></text:p>
          </table:table-cell>
          <table:table-cell table:style-name="Table3.H5" office:value-type="string">
            <text:p text:style-name="P1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3"/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B54" office:value-type="string">
            <text:p text:style-name="P30">C</text:p>
          </table:table-cell>
          <table:table-cell table:style-name="Table3.C54" table:number-columns-spanned="3" office:value-type="string">
            <text:p text:style-name="P31">BIAYA UMUM</text:p>
          </table:table-cell>
          <table:covered-table-cell/>
          <table:covered-table-cell/>
          <table:table-cell table:style-name="Table3.F54" office:value-type="string">
            <text:p text:style-name="P15"/>
          </table:table-cell>
          <table:table-cell table:style-name="Table3.G54" office:value-type="string">
            <text:p text:style-name="P15"/>
          </table:table-cell>
          <table:table-cell table:style-name="Table3.H54" office:value-type="string">
            <text:p text:style-name="P1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6"><text:a xlink:type="simple" xlink:href="py3o://for=%22%22l%20in%20o.anggaran_harian_line_ids%22" text:style-name="Internet_20_link" text:visited-style-name="Visited_20_Internet_20_Link"><text:span text:style-name="T2">for=""l in o.anggaran_harian_line_ids"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40"><text:a xlink:type="simple" xlink:href="py3o://if=%22l.type_transaksi%20==%20'biaya_umum'%22" text:style-name="Internet_20_link" text:visited-style-name="Visited_20_Internet_20_Link"><text:span text:style-name="T11">if="l.type_transaksi == 'biaya_umum'"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60"><text:span text:style-name="T4"><text:text-input text:description="py3o://function=&quot;'{} {}'.format(l.deskripsi or '', l.bank_account_name or '')&quot;">l_deskripsi</text:text-input></text:span></text:p>
          </table:table-cell>
          <table:covered-table-cell/>
          <table:covered-table-cell/>
          <table:table-cell table:style-name="Table3.A4" office:value-type="string">
            <text:p text:style-name="P21"><text:text-input text:description="py3o://function=&quot;'{:,.0f}'.format(l.nominal)&quot;">nominal</text:text-input></text:p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10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5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5">JUMLAH</text:p>
          </table:table-cell>
          <table:covered-table-cell/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><text:text-input text:description="py3o://function=&quot;'{:,.0f}'.format(o.biaya_umum_amount)&quot;">total_biaya_umum_amount</text:text-input></text:p>
          </table:table-cell>
          <table:table-cell table:style-name="Table3.H5" office:value-type="string">
            <text:p text:style-name="P1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3"/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28">JUMLAH PEMBAYARAN ( III (A+B+C))</text:p>
          </table:table-cell>
          <table:covered-table-cell/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/>
          </table:table-cell>
          <table:table-cell table:style-name="Table3.H5" office:value-type="string">
            <text:p text:style-name="P15"><text:text-input text:description="py3o://function=&quot;'{:,.0f}'.format(o.jumlah_pengeluaran_bank)&quot;">jumlah_pengeluaran_bank</text:text-input></text:p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3"/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8"><text:span text:style-name="T4">SISA SALDO BANK</text:span> </text:p>
          </table:table-cell>
          <table:covered-table-cell/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/>
          </table:table-cell>
          <table:table-cell table:style-name="Table3.H5" office:value-type="string">
            <text:p text:style-name="P15"><text:text-input text:description="py3o://function=&quot;'{:,.0f}'.format(o.sisa_saldo_bank)&quot;">sisa_saldo_bank</text:text-input></text:p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3"/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9">
          <table:table-cell table:style-name="Table3.A19" office:value-type="string">
            <text:p text:style-name="P46">V</text:p>
          </table:table-cell>
          <table:table-cell table:style-name="Table3.A19" table:number-columns-spanned="4" office:value-type="string">
            <text:p text:style-name="P51">BANK NATIONAL POOLING, MTN, DAN SINKING FUND</text:p>
          </table:table-cell>
          <table:covered-table-cell/>
          <table:covered-table-cell/>
          <table:covered-table-cell/>
          <table:table-cell table:style-name="Table3.F66" office:value-type="string">
            <text:p text:style-name="P21"/>
          </table:table-cell>
          <table:table-cell table:style-name="Table3.G66" office:value-type="string">
            <text:p text:style-name="P21"/>
          </table:table-cell>
          <table:table-cell table:style-name="Table3.H66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6"><text:a xlink:type="simple" xlink:href="py3o://for=%22%22l%20in%20o.anggaran_harian_line_ids%22" text:style-name="Internet_20_link" text:visited-style-name="Visited_20_Internet_20_Link"><text:span text:style-name="T2">for=""l in o.anggaran_harian_line_ids"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40"><text:a xlink:type="simple" xlink:href="py3o://if=%22l.type_transaksi%20==%20'lainnya'%22" text:style-name="Internet_20_link" text:visited-style-name="Visited_20_Internet_20_Link"><text:span text:style-name="T14">if="l.type_transaksi == 'lainnya'"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60"><text:span text:style-name="T4"><text:text-input text:description="py3o://function=&quot;'{} {}'.format(l.deskripsi or '', l.bank_account_name or '')&quot;">l_deskripsi</text:text-input></text:span></text:p>
          </table:table-cell>
          <table:covered-table-cell/>
          <table:covered-table-cell/>
          <table:table-cell table:style-name="Table3.A4" office:value-type="string">
            <text:p text:style-name="P21"><text:text-input text:description="py3o://function=&quot;'{:,.0f}'.format(l.nominal)&quot;">nominal</text:text-input></text:p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10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55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H5" office:value-type="string">
            <text:p text:style-name="P33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5">JUMLAH</text:p>
          </table:table-cell>
          <table:covered-table-cell/>
          <table:covered-table-cell/>
          <table:table-cell table:style-name="Table3.A4" office:value-type="string">
            <text:p text:style-name="P15"/>
          </table:table-cell>
          <table:table-cell table:style-name="Table3.A4" office:value-type="string">
            <text:p text:style-name="P15"><text:text-input text:description="py3o://function=&quot;'{:,.0f}'.format(o.lainnya_amount)&quot;">lainnya_amount</text:text-input></text:p>
          </table:table-cell>
          <table:table-cell table:style-name="Table3.H5" office:value-type="string">
            <text:p text:style-name="P15"/>
          </table:table-cell>
        </table:table-row>
        <table:table-row table:style-name="Table3.1">
          <table:table-cell table:style-name="Table3.A4" office:value-type="string">
            <text:p text:style-name="P33"/>
          </table:table-cell>
          <table:table-cell table:style-name="Table3.A4" office:value-type="string">
            <text:p text:style-name="P33"/>
          </table:table-cell>
          <table:table-cell table:style-name="Table3.A4" table:number-columns-spanned="3" office:value-type="string">
            <text:p text:style-name="P33"/>
          </table:table-cell>
          <table:covered-table-cell/>
          <table:covered-table-cell/>
          <table:table-cell table:style-name="Table3.A4" office:value-type="string">
            <text:p text:style-name="P21"/>
          </table:table-cell>
          <table:table-cell table:style-name="Table3.A4" office:value-type="string">
            <text:p text:style-name="P21"/>
          </table:table-cell>
          <table:table-cell table:style-name="Table3.H5" office:value-type="string">
            <text:p text:style-name="P21"/>
          </table:table-cell>
        </table:table-row>
        <table:table-row table:style-name="Table3.19">
          <table:table-cell table:style-name="Table3.A74" table:number-columns-spanned="7" office:value-type="string">
            <text:p text:style-name="P39">SALDO AKHIR P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74" office:value-type="string">
            <text:p text:style-name="P15"><text:text-input text:description="py3o://function=&quot;'{:,.0f}'.format(o.saldo_akhir)&quot;">saldo_akhir</text:text-input></text:p>
          </table:table-cell>
        </table:table-row>
        <table:table-row table:style-name="Table3.75">
          <table:table-cell table:style-name="Table3.A77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e3.G75" office:value-type="string">
            <text:p text:style-name="P11"/>
          </table:table-cell>
          <table:table-cell table:style-name="Table3.H75" office:value-type="string">
            <text:p text:style-name="P11"/>
          </table:table-cell>
        </table:table-row>
        <table:table-row table:style-name="Table3.76">
          <table:table-cell table:style-name="Table3.A76" table:number-columns-spanned="8" office:value-type="string">
            <text:p text:style-name="P20"><text:span text:style-name="T17">Noted : </text:span><text:text-input text:description="py3o://function=&quot;(o.noted) if o.noted else ''&quot;">Note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7">
          <table:table-cell table:style-name="Table3.A77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table-cell table:style-name="Table3.G77" office:value-type="string">
            <text:p text:style-name="P11"/>
          </table:table-cell>
          <table:table-cell table:style-name="Table3.H77" office:value-type="string">
            <text:p text:style-name="P11"/>
          </table:table-cell>
        </table:table-row>
        <table:table-row table:style-name="Table3.1">
          <table:table-cell table:style-name="Table3.A78" table:number-columns-spanned="4" office:value-type="string">
            <text:p text:style-name="P13">Disetujui Oleh</text:p>
          </table:table-cell>
          <table:covered-table-cell/>
          <table:covered-table-cell/>
          <table:covered-table-cell/>
          <table:table-cell table:style-name="Table3.E78" table:number-columns-spanned="2" office:value-type="string">
            <text:p text:style-name="P13">Diketahui Oleh</text:p>
          </table:table-cell>
          <table:covered-table-cell/>
          <table:table-cell table:style-name="Table3.G78" table:number-columns-spanned="2" office:value-type="string">
            <text:p text:style-name="P14">Dibuat Oleh</text:p>
          </table:table-cell>
          <table:covered-table-cell/>
        </table:table-row>
        <text:soft-page-break/>
        <table:table-row table:style-name="Table3.79">
          <table:table-cell table:style-name="Table3.A79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Table3.E79" table:number-columns-spanned="2" office:value-type="string">
            <text:p text:style-name="P11"/>
          </table:table-cell>
          <table:covered-table-cell/>
          <table:table-cell table:style-name="Table3.G79" table:number-columns-spanned="2" office:value-type="string">
            <text:p text:style-name="P11"/>
          </table:table-cell>
          <table:covered-table-cell/>
        </table:table-row>
        <table:table-row table:style-name="Table3.1">
          <table:table-cell table:style-name="Table3.A80" table:number-columns-spanned="4" office:value-type="string">
            <text:p text:style-name="P19"><text:user-field-get text:name="py3o.o.disetujui">disetujui</text:user-field-get></text:p>
          </table:table-cell>
          <table:covered-table-cell/>
          <table:covered-table-cell/>
          <table:covered-table-cell/>
          <table:table-cell table:style-name="Table3.E80" table:number-columns-spanned="2" office:value-type="string">
            <text:p text:style-name="P19"><text:user-field-get text:name="py3o.o.diketahui">diketahui</text:user-field-get></text:p>
          </table:table-cell>
          <table:covered-table-cell/>
          <table:table-cell table:style-name="Table3.G80" table:number-columns-spanned="2" office:value-type="string">
            <text:p text:style-name="P19"><text:user-field-get text:name="py3o.o.disiapkan">disiapkan</text:user-field-get></text:p>
          </table:table-cell>
          <table:covered-table-cell/>
        </table:table-row>
        <table:table-row table:style-name="Table3.1">
          <table:table-cell table:style-name="Table3.A81" table:number-columns-spanned="6" office:value-type="string">
            <text:p text:style-name="P11"><text:a xlink:type="simple" xlink:href="py3o:///for" text:style-name="Internet_20_link" text:visited-style-name="Visited_20_Internet_20_Link"><text:span text:style-name="T15">for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81" office:value-type="string">
            <text:p text:style-name="P11"/>
          </table:table-cell>
          <table:table-cell table:style-name="Table3.H81" office:value-type="string">
            <text:p text:style-name="P11"/>
          </table:table-cell>
        </table:table-row>
      </table:table>
      <text:p text:style-name="P12"><text:a xlink:type="simple" xlink:href="py3o:///for" text:style-name="Internet_20_link" text:visited-style-name="Visited_20_Internet_20_Link"><text:span text:style-name="T16">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6pt" fo:font-weight="bold" officeooo:rsid="00d2f3b4" officeooo:paragraph-rsid="018adc4c" style:font-size-asian="6pt" style:font-weight-asian="bold" style:font-size-complex="6pt" style:font-weight-complex="bold"/>
    </style:style>
    <style:style style:name="M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10pt" fo:font-weight="bold" officeooo:rsid="02eaf73f" officeooo:paragraph-rsid="02eaf73f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1" fo:font-size="9pt" fo:font-weight="bold" officeooo:rsid="006f6841" officeooo:paragraph-rsid="018cde5c" style:font-size-asian="9pt" style:font-weight-asian="bold" style:font-size-complex="9pt" style:font-weight-complex="bold"/>
    </style:style>
    <style:style style:name="MP5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1" fo:font-size="28pt" fo:font-weight="bold" officeooo:rsid="006f6841" officeooo:paragraph-rsid="02380ad9" style:font-size-asian="28pt" style:font-weight-asian="bold" style:font-size-complex="28pt" style:font-weight-complex="bold"/>
    </style:style>
    <style:style style:name="MP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1" fo:font-size="9pt" fo:font-weight="bold" officeooo:rsid="006f6841" officeooo:paragraph-rsid="02380ad9" style:font-size-asian="9pt" style:font-weight-asian="bold" style:font-size-complex="9pt" style:font-weight-complex="bold"/>
    </style:style>
    <style:style style:name="MP7" style:family="paragraph" style:parent-style-name="Standard">
      <style:paragraph-properties fo:line-height="115%" fo:text-align="center" style:justify-single-word="false" style:shadow="none">
        <style:tab-stops/>
      </style:paragraph-properties>
      <style:text-properties fo:color="#355269" loext:opacity="100%" style:font-name="Arial1" fo:font-size="7pt" fo:font-weight="bold" officeooo:rsid="0248a080" officeooo:paragraph-rsid="02380ad9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/>
    <style:page-layout style:name="Mpm1">
      <style:page-layout-properties fo:page-width="8.2701in" fo:page-height="11.6902in" style:num-format="1" style:print-orientation="portrait" fo:margin-top="0.3902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2"/>
        <text:p text:style-name="MP3">ANGGARAN</text:p>
        <text:p text:style-name="MP4"><text:a xlink:type="simple" xlink:href="py3o:///for" text:style-name="Internet_20_link" text:visited-style-name="Visited_20_Internet_20_Link">for</text:a></text:p>
      </style:header>
      <style:footer>
        <text:p text:style-name="MP5"><text:a xlink:type="simple" xlink:href="py3o://for=%22o%20in%20objects%22" text:style-name="Internet_20_link" text:visited-style-name="Visited_20_Internet_20_Link"><text:span text:style-name="MT1">for="o in objects"</text:span></text:a></text:p>
        <text:p text:style-name="MP6"><text:a xlink:type="simple" xlink:href="py3o:///for" text:style-name="Internet_20_link" text:visited-style-name="Visited_20_Internet_20_Link">For</text:a></text:p>
        <text:p text:style-name="MP7">www.adhigunaputera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3-05T12:55:08.411834721</dc:date>
    <meta:editing-duration>P12DT14H55M25S</meta:editing-duration>
    <meta:editing-cycles>407</meta:editing-cycles>
    <meta:generator>LibreOffice/7.1.7.2$Linux_X86_64 LibreOffice_project/10$Build-2</meta:generator>
    <meta:document-statistic meta:table-count="1" meta:image-count="0" meta:object-count="0" meta:page-count="3" meta:paragraph-count="115" meta:word-count="272" meta:character-count="1900" meta:non-whitespace-character-count="1805"/>
  </office:meta>
</office:document-meta>
</file>